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xmlns:css3t="http://www.w3.org/TR/css3-text/" office:version="1.2">
  <office:scripts/>
  <office:font-face-decls>
    <style:font-face style:name="Sans" svg:font-family="Sans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COL-0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408cm"/>
    </style:style>
    <style:style style:name="co3" style:family="table-column">
      <style:table-column-properties fo:break-before="auto" style:column-width="4.604cm"/>
    </style:style>
    <style:style style:name="co4" style:family="table-column">
      <style:table-column-properties fo:break-before="auto" style:column-width="4.791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2.267cm"/>
    </style:style>
    <style:style style:name="AROW-0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-1" style:family="table" style:master-page-name="Blatt2">
      <style:table-properties table:display="true" style:writing-mode="lr-tb"/>
    </style:style>
    <style:style style:name="ta-2" style:family="table" style:master-page-name="Blatt3">
      <style:table-properties table:display="true" style:writing-mode="lr-tb"/>
    </style:style>
    <style:style style:name="ta3" style:family="table" style:master-page-name="Blatt1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latt1" table:style-name="ta3">
        <office:forms form:automatic-focus="false" form:apply-design-mode="false"/>
        <table:table-column table:style-name="co2" table:default-cell-style-name="ACE-1"/>
        <table:table-column table:style-name="co3" table:default-cell-style-name="ACE-1"/>
        <table:table-column table:style-name="co4" table:default-cell-style-name="ACE-1"/>
        <table:table-column table:style-name="co5" table:default-cell-style-name="ACE-1"/>
        <table:table-column table:style-name="co6" table:default-cell-style-name="ACE-1"/>
        <table:table-column table:style-name="co7" table:default-cell-style-name="ACE-1"/>
        <table:table-column table:style-name="ACOL-0" table:number-columns-repeated="250" table:default-cell-style-name="ACE-1"/>
        <table:table-row table:style-name="ro2">
          <table:table-cell table:number-columns-repeated="256"/>
        </table:table-row>
        <table:table-row table:style-name="ro2">
          <table:table-cell office:value-type="string">
            <text:p>Gewicht g</text:p>
          </table:table-cell>
          <table:table-cell/>
          <table:table-cell office:value-type="string">
            <text:p>Ruhelage Auslenkung cm</text:p>
          </table:table-cell>
          <table:table-cell office:value-type="string">
            <text:p>Auslenkung cm</text:p>
          </table:table-cell>
          <table:table-cell/>
          <table:table-cell office:value-type="string">
            <text:p>Trägheitsmoment</text:p>
          </table:table-cell>
          <table:table-cell table:number-columns-repeated="25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office:value-type="float" office:value="1.7">
            <text:p>1,7</text:p>
          </table:table-cell>
          <table:table-cell office:value-type="float" office:value="1.8">
            <text:p>1,8</text:p>
          </table:table-cell>
          <table:table-cell table:formula="of:=([.A3]/1000)*9.81*(28.7/100)^3/(([.B3]/100)*[.F3]*3)" office:value-type="float" office:value="122728909523.698">
            <text:p>122728909523,698</text:p>
          </table:table-cell>
          <table:table-cell table:formula="of:=0.00497333*0.001966^3/12" office:value-type="float" office:value="0.00000000000314931840875981">
            <text:p>0,0000000000031</text:p>
          </table:table-cell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3">
            <text:p>0,3</text:p>
          </table:table-cell>
          <table:table-cell office:value-type="float" office:value="1.7">
            <text:p>1,7</text:p>
          </table:table-cell>
          <table:table-cell office:value-type="float" office:value="2">
            <text:p>2</text:p>
          </table:table-cell>
          <table:table-cell table:formula="of:=([.A4]/1000)*9.81*(28.7/100)^3/(([.B4]/100)*[.F4]*3)" office:value-type="float" office:value="81819273015.7989">
            <text:p>81819273015,7989</text:p>
          </table:table-cell>
          <table:table-cell table:formula="of:=0.00497333*0.001966^3/12" office:value-type="float" office:value="0.00000000000314931840875981">
            <text:p>0,0000000000031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4">
            <text:p>0,4</text:p>
          </table:table-cell>
          <table:table-cell office:value-type="float" office:value="1.7">
            <text:p>1,7</text:p>
          </table:table-cell>
          <table:table-cell office:value-type="float" office:value="2.1">
            <text:p>2,1</text:p>
          </table:table-cell>
          <table:table-cell table:formula="of:=([.A5]/1000)*9.81*(28.7/100)^3/(([.B5]/100)*[.F5]*3)" office:value-type="float" office:value="92046682142.7738">
            <text:p>92046682142,7738</text:p>
          </table:table-cell>
          <table:table-cell table:formula="of:=0.00497333*0.001966^3/12" office:value-type="float" office:value="0.00000000000314931840875981">
            <text:p>0,0000000000031</text:p>
          </table:table-cell>
          <table:table-cell table:number-columns-repeated="25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1.7">
            <text:p>1,7</text:p>
          </table:table-cell>
          <table:table-cell office:value-type="float" office:value="2.2">
            <text:p>2,2</text:p>
          </table:table-cell>
          <table:table-cell table:formula="of:=([.A6]/1000)*9.81*(28.7/100)^3/(([.B6]/100)*[.F6]*3)" office:value-type="float" office:value="98183127618.9587">
            <text:p>98183127618,9587</text:p>
          </table:table-cell>
          <table:table-cell table:formula="of:=0.00497333*0.001966^3/12" office:value-type="float" office:value="0.00000000000314931840875981">
            <text:p>0,0000000000031</text:p>
          </table:table-cell>
          <table:table-cell table:number-columns-repeated="25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float" office:value="2.5">
            <text:p>2,5</text:p>
          </table:table-cell>
          <table:table-cell table:formula="of:=([.A7]/1000)*9.81*(28.7/100)^3/(([.B7]/100)*[.F7]*3)" office:value-type="float" office:value="92046682142.7738">
            <text:p>92046682142,7738</text:p>
          </table:table-cell>
          <table:table-cell table:formula="of:=0.00497333*0.001966^3/12" office:value-type="float" office:value="0.00000000000314931840875981">
            <text:p>0,0000000000031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Länge cm</text:p>
          </table:table-cell>
          <table:table-cell office:value-type="float" office:value="28.7">
            <text:p>28,7</text:p>
          </table:table-cell>
          <table:table-cell office:value-type="string">
            <text:p>+/-0,1</text:p>
          </table:table-cell>
          <table:table-cell table:number-columns-repeated="253"/>
        </table:table-row>
        <table:table-row table:style-name="ro2">
          <table:table-cell office:value-type="string">
            <text:p>Dicke mm</text:p>
          </table:table-cell>
          <table:table-cell office:value-type="string">
            <text:p>Unsicherheit Dicke</text:p>
          </table:table-cell>
          <table:table-cell office:value-type="string">
            <text:p>+/-0,0025</text:p>
          </table:table-cell>
          <table:table-cell table:number-columns-repeated="253"/>
        </table:table-row>
        <table:table-row table:style-name="ro2">
          <table:table-cell table:number-columns-repeated="3" office:value-type="float" office:value="1.96">
            <text:p>1,96</text:p>
          </table:table-cell>
          <table:table-cell table:number-columns-repeated="253"/>
        </table:table-row>
        <table:table-row table:style-name="ro2">
          <table:table-cell office:value-type="float" office:value="1.97">
            <text:p>1,97</text:p>
          </table:table-cell>
          <table:table-cell table:number-columns-repeated="2" office:value-type="float" office:value="1.965">
            <text:p>1,965</text:p>
          </table:table-cell>
          <table:table-cell table:number-columns-repeated="253"/>
        </table:table-row>
        <table:table-row table:style-name="ro2">
          <table:table-cell table:number-columns-repeated="2" office:value-type="float" office:value="1.965">
            <text:p>1,965</text:p>
          </table:table-cell>
          <table:table-cell office:value-type="float" office:value="1.97">
            <text:p>1,97</text:p>
          </table:table-cell>
          <table:table-cell table:number-columns-repeated="253"/>
        </table:table-row>
        <table:table-row table:style-name="ro2">
          <table:table-cell table:number-columns-repeated="3" office:value-type="float" office:value="1.97">
            <text:p>1,97</text:p>
          </table:table-cell>
          <table:table-cell table:number-columns-repeated="253"/>
        </table:table-row>
        <table:table-row table:style-name="ro2">
          <table:table-cell table:number-columns-repeated="2" office:value-type="float" office:value="1.97">
            <text:p>1,97</text:p>
          </table:table-cell>
          <table:table-cell office:value-type="float" office:value="1.96">
            <text:p>1,96</text:p>
          </table:table-cell>
          <table:table-cell table:number-columns-repeated="253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96">
            <text:p>1,96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97">
            <text:p>1,97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965">
            <text:p>1,965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97">
            <text:p>1,97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.97">
            <text:p>1,97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.96">
            <text:p>1,96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.965">
            <text:p>1,965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.965">
            <text:p>1,965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.97">
            <text:p>1,97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.97">
            <text:p>1,97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.96">
            <text:p>1,96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.965">
            <text:p>1,965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.97">
            <text:p>1,97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.97">
            <text:p>1,97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.96">
            <text:p>1,96</text:p>
          </table:table-cell>
          <table:table-cell table:number-columns-repeated="254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Blatt1.$A$1" table:expression="#&quot;#REF!&quot;"/>
          <table:named-expression table:name="Sheet_Title" table:base-cell-address="$Blatt1.$A$1" table:expression="&quot;Blatt1&quot;"/>
        </table:named-expressions>
      </table:table>
      <table:table table:name="Blatt2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&quot;#REF!&quot;" table:base-cell-address="$'Blatt2'.$A$1"/>
          <table:named-expression table:name="Sheet_Title" table:expression="of:=&quot;Blatt2&quot;" table:base-cell-address="$'Blat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Blatt3" table:style-name="ta-2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&quot;#REF!&quot;" table:base-cell-address="$'Blatt3'.$A$1"/>
          <table:named-expression table:name="Sheet_Title" table:expression="of:=&quot;Blatt3&quot;" table:base-cell-address="$'Blat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Sans" svg:font-family="Sans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10.12.2017</text:date>, <text:time>19:09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Blat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19:09:02.91</dc:date>
    <meta:creation-date>2017-12-09T17:08:40Z</meta:creation-date>
    <meta:generator>OpenOffice/4.1.4$Win32 OpenOffice.org_project/414m5$Build-9788</meta:generator>
    <meta:editing-duration>PT4M50S</meta:editing-duration>
    <meta:editing-cycles>1</meta:editing-cycles>
    <meta:document-statistic meta:table-count="3" meta:cell-count="85" meta:object-count="0"/>
  </office:meta>
</office:document-meta>
</file>